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Liberation Serif1" svg:font-family="'Liberation Serif'" style:font-family-generic="moder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New" fo:font-size="10pt" officeooo:paragraph-rsid="000f7ce6" style:font-size-asian="10pt" style:font-name-complex="Courier New" style:font-size-complex="10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f7ce6" style:font-size-asian="18pt" style:font-weight-asian="bold" style:font-size-complex="18pt"/>
    </style:style>
    <style:style style:name="P3" style:family="paragraph" style:parent-style-name="Standard">
      <style:paragraph-properties fo:text-align="center" style:justify-single-word="false"/>
      <style:text-properties fo:font-style="italic" officeooo:paragraph-rsid="000f7ce6" style:font-style-asian="italic"/>
    </style:style>
    <style:style style:name="P4" style:family="paragraph" style:parent-style-name="Standard">
      <style:text-properties fo:font-style="italic" style:text-underline-style="solid" style:text-underline-width="auto" style:text-underline-color="font-color" fo:font-weight="bold" officeooo:paragraph-rsid="000f7ce6" style:font-style-asian="italic" style:font-weight-asian="bold"/>
    </style:style>
    <style:style style:name="P5" style:family="paragraph" style:parent-style-name="Standard">
      <style:text-properties fo:font-size="14pt" style:text-underline-style="solid" style:text-underline-width="auto" style:text-underline-color="font-color" fo:font-weight="bold" officeooo:paragraph-rsid="000f7ce6" style:font-size-asian="14pt" style:font-weight-asian="bold" style:font-size-complex="14pt"/>
    </style:style>
    <style:style style:name="P6" style:family="paragraph" style:parent-style-name="Standard" style:list-style-name="WW8Num1">
      <style:text-properties fo:font-size="14pt" style:text-underline-style="none" fo:font-weight="bold" officeooo:rsid="001702db" officeooo:paragraph-rsid="000f7ce6" style:font-size-asian="14pt" style:font-weight-asian="bold" style:font-size-complex="14pt"/>
    </style:style>
    <style:style style:name="P7" style:family="paragraph" style:parent-style-name="Standard" style:list-style-name="WW8Num1">
      <style:text-properties fo:font-size="14pt" fo:font-weight="bold" officeooo:paragraph-rsid="000f7ce6" style:font-size-asian="14pt" style:font-weight-asian="bold" style:font-size-complex="14pt"/>
    </style:style>
    <style:style style:name="P8" style:family="paragraph" style:parent-style-name="Standard" style:list-style-name="WW8Num1">
      <style:text-properties fo:font-size="14pt" fo:font-weight="bold" officeooo:rsid="001c0930" officeooo:paragraph-rsid="000f7ce6" style:font-size-asian="14pt" style:font-weight-asian="bold" style:font-size-complex="14pt"/>
    </style:style>
    <style:style style:name="P9" style:family="paragraph" style:parent-style-name="Standard" style:list-style-name="WW8Num1">
      <style:text-properties fo:font-size="14pt" fo:font-weight="bold" officeooo:rsid="001702db" officeooo:paragraph-rsid="000f7ce6" style:font-size-asian="14pt" style:font-weight-asian="bold" style:font-size-complex="14pt"/>
    </style:style>
    <style:style style:name="P10" style:family="paragraph" style:parent-style-name="Standard">
      <style:text-properties fo:font-size="12pt" style:text-underline-style="solid" style:text-underline-width="auto" style:text-underline-color="font-color" fo:font-weight="bold" officeooo:paragraph-rsid="000f7ce6" style:font-size-asian="12pt" style:font-weight-asian="bold" style:font-size-complex="12pt"/>
    </style:style>
    <style:style style:name="P11" style:family="paragraph" style:parent-style-name="Standard">
      <style:text-properties fo:font-size="12pt" style:text-underline-style="none" fo:font-weight="normal" officeooo:rsid="001332b7" officeooo:paragraph-rsid="001332b7" style:font-size-asian="12pt" style:font-weight-asian="normal" style:font-size-complex="12pt" style:font-weight-complex="normal"/>
    </style:style>
    <style:style style:name="P12" style:family="paragraph" style:parent-style-name="Standard">
      <style:text-properties style:text-underline-style="none" fo:font-weight="normal" officeooo:rsid="0027f2e3" officeooo:paragraph-rsid="000f7ce6" style:font-weight-asian="normal" style:font-weight-complex="normal"/>
    </style:style>
    <style:style style:name="P13" style:family="paragraph" style:parent-style-name="Standard">
      <style:text-properties style:text-underline-style="none" fo:font-weight="normal" officeooo:rsid="0017a553" officeooo:paragraph-rsid="000f7ce6" style:font-weight-asian="normal" style:font-weight-complex="normal"/>
    </style:style>
    <style:style style:name="P14" style:family="paragraph" style:parent-style-name="Standard" style:list-style-name="L1">
      <loext:graphic-properties draw:fill="none"/>
      <style:paragraph-properties fo:background-color="transparent"/>
      <style:text-properties style:text-underline-style="none" fo:font-weight="normal" officeooo:rsid="001d8787" officeooo:paragraph-rsid="0017d7e9" style:font-weight-asian="normal" style:font-weight-complex="normal"/>
    </style:style>
    <style:style style:name="P15" style:family="paragraph" style:parent-style-name="Standard">
      <style:text-properties style:text-underline-style="none" fo:font-weight="normal" officeooo:rsid="001be8df" officeooo:paragraph-rsid="000f7ce6" style:font-weight-asian="normal" style:font-weight-complex="normal"/>
    </style:style>
    <style:style style:name="P16" style:family="paragraph" style:parent-style-name="Standard">
      <style:text-properties style:text-underline-style="none" fo:font-weight="normal" officeooo:rsid="0018f5e8" officeooo:paragraph-rsid="000f7ce6" style:font-weight-asian="normal" style:font-weight-complex="normal"/>
    </style:style>
    <style:style style:name="P17" style:family="paragraph" style:parent-style-name="Standard">
      <style:text-properties style:text-underline-style="none" fo:font-weight="normal" officeooo:rsid="001c0930" officeooo:paragraph-rsid="000f7ce6" style:font-weight-asian="normal" style:font-weight-complex="normal"/>
    </style:style>
    <style:style style:name="P18" style:family="paragraph" style:parent-style-name="Standard">
      <style:text-properties style:text-underline-style="none" fo:font-weight="normal" officeooo:rsid="001c0930" officeooo:paragraph-rsid="001332b7" style:font-weight-asian="normal" style:font-weight-complex="normal"/>
    </style:style>
    <style:style style:name="P19" style:family="paragraph" style:parent-style-name="Standard">
      <style:text-properties style:text-underline-style="none" fo:font-weight="normal" officeooo:rsid="0006ef41" officeooo:paragraph-rsid="000f7ce6" style:font-weight-asian="normal" style:font-weight-complex="normal"/>
    </style:style>
    <style:style style:name="P20" style:family="paragraph" style:parent-style-name="Standard">
      <style:text-properties style:text-underline-style="none" fo:font-weight="normal" officeooo:rsid="000f7ce6" officeooo:paragraph-rsid="000f7ce6" style:font-weight-asian="normal" style:font-weight-complex="normal"/>
    </style:style>
    <style:style style:name="P21" style:family="paragraph" style:parent-style-name="Standard" style:list-style-name="L1">
      <loext:graphic-properties draw:fill="none"/>
      <style:paragraph-properties fo:background-color="transparent"/>
      <style:text-properties style:text-underline-style="none" fo:font-weight="normal" officeooo:rsid="00116e07" officeooo:paragraph-rsid="00116e07" style:font-weight-asian="normal" style:font-weight-complex="normal"/>
    </style:style>
    <style:style style:name="P22" style:family="paragraph" style:parent-style-name="Standard">
      <style:text-properties style:text-underline-style="none" fo:font-weight="normal" officeooo:rsid="00116e07" officeooo:paragraph-rsid="00116e07" style:font-weight-asian="normal" style:font-weight-complex="normal"/>
    </style:style>
    <style:style style:name="P23" style:family="paragraph" style:parent-style-name="Standard">
      <style:text-properties style:text-underline-style="none" fo:font-weight="normal" officeooo:rsid="00116e07" officeooo:paragraph-rsid="001332b7" style:font-weight-asian="normal" style:font-weight-complex="normal"/>
    </style:style>
    <style:style style:name="P24" style:family="paragraph" style:parent-style-name="Standard">
      <style:text-properties style:text-underline-style="none" fo:font-weight="normal" officeooo:rsid="001332b7" officeooo:paragraph-rsid="001332b7" style:font-weight-asian="normal" style:font-weight-complex="normal"/>
    </style:style>
    <style:style style:name="P25" style:family="paragraph" style:parent-style-name="Standard">
      <style:text-properties style:text-underline-style="none" fo:font-weight="normal" officeooo:rsid="00140aab" officeooo:paragraph-rsid="00140aab"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1be8df" officeooo:paragraph-rsid="000f7ce6" style:font-weight-asian="bold"/>
    </style:style>
    <style:style style:name="P27" style:family="paragraph" style:parent-style-name="Standard">
      <style:text-properties style:text-underline-style="solid" style:text-underline-width="auto" style:text-underline-color="font-color" fo:font-weight="bold" officeooo:rsid="001c0930" officeooo:paragraph-rsid="000f7ce6" style:font-weight-asian="bold"/>
    </style:style>
    <style:style style:name="P28" style:family="paragraph" style:parent-style-name="Standard">
      <style:text-properties style:text-underline-style="solid" style:text-underline-width="auto" style:text-underline-color="font-color" fo:font-weight="bold" officeooo:paragraph-rsid="000f7ce6" style:font-weight-asian="bold"/>
    </style:style>
    <style:style style:name="P29" style:family="paragraph" style:parent-style-name="Standard">
      <style:text-properties officeooo:rsid="0027f2e3" officeooo:paragraph-rsid="000f7ce6"/>
    </style:style>
    <style:style style:name="P30" style:family="paragraph" style:parent-style-name="Standard" style:list-style-name="L1">
      <loext:graphic-properties draw:fill="none"/>
      <style:paragraph-properties fo:background-color="transparent"/>
      <style:text-properties officeooo:paragraph-rsid="000f7ce6"/>
    </style:style>
    <style:style style:name="P31" style:family="paragraph" style:parent-style-name="Standard">
      <style:text-properties officeooo:paragraph-rsid="000f7ce6"/>
    </style:style>
    <style:style style:name="P32" style:family="paragraph" style:parent-style-name="Standard">
      <style:text-properties fo:font-style="normal" style:text-underline-style="none" fo:font-weight="normal" officeooo:rsid="0010c729" officeooo:paragraph-rsid="0010c729"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10c729" officeooo:paragraph-rsid="00116e07" style:font-style-asian="normal" style:font-weight-asian="normal" style:font-style-complex="normal" style:font-weight-complex="normal"/>
    </style:style>
    <style:style style:name="P34" style:family="paragraph" style:parent-style-name="Standard">
      <style:paragraph-properties fo:margin-left="1.905cm" fo:margin-right="2.223cm" fo:text-align="center" style:justify-single-word="false" fo:text-indent="0cm" style:auto-text-indent="false">
        <style:tab-stops>
          <style:tab-stop style:position="0.635cm"/>
        </style:tab-stops>
      </style:paragraph-properties>
      <style:text-properties officeooo:paragraph-rsid="000f7ce6"/>
    </style:style>
    <style:style style:name="P35" style:family="paragraph" style:parent-style-name="Standard">
      <loext:graphic-properties draw:fill="none"/>
      <style:paragraph-properties fo:margin-left="6.8cm" fo:margin-right="0cm" fo:text-indent="-6.8cm" style:auto-text-indent="false" fo:background-color="transparent">
        <style:tab-stops>
          <style:tab-stop style:position="8.802cm"/>
          <style:tab-stop style:position="9.611cm"/>
        </style:tab-stops>
      </style:paragraph-properties>
      <style:text-properties style:font-name="Courier New" fo:font-size="9pt" style:text-underline-style="none" fo:font-weight="normal" officeooo:rsid="001e6eba" officeooo:paragraph-rsid="000f7ce6" style:font-size-asian="9pt" style:font-weight-asian="normal" style:font-name-complex="Courier New" style:font-size-complex="9pt" style:font-weight-complex="normal"/>
    </style:style>
    <style:style style:name="P36" style:family="paragraph" style:parent-style-name="Standard">
      <loext:graphic-properties draw:fill="none"/>
      <style:paragraph-properties fo:margin-left="6.8cm" fo:margin-right="0cm" fo:text-indent="-6.8cm" style:auto-text-indent="false" fo:background-color="transparent">
        <style:tab-stops>
          <style:tab-stop style:position="8.802cm"/>
          <style:tab-stop style:position="9.611cm"/>
        </style:tab-stops>
      </style:paragraph-properties>
      <style:text-properties style:font-name="Courier New" fo:font-size="9pt" style:text-underline-style="solid" style:text-underline-width="auto" style:text-underline-color="font-color" fo:font-weight="bold" officeooo:rsid="001e6eba" officeooo:paragraph-rsid="00140aab" style:font-size-asian="9pt" style:font-weight-asian="bold" style:font-name-complex="Courier New" style:font-size-complex="9pt" style:font-weight-complex="normal"/>
    </style:style>
    <style:style style:name="P37" style:family="paragraph" style:parent-style-name="Standard">
      <loext:graphic-properties draw:fill="none"/>
      <style:paragraph-properties fo:margin-left="6.8cm" fo:margin-right="0cm" fo:text-indent="-6.8cm" style:auto-text-indent="false" fo:background-color="transparent">
        <style:tab-stops>
          <style:tab-stop style:position="8.802cm"/>
          <style:tab-stop style:position="9.611cm"/>
        </style:tab-stops>
      </style:paragraph-properties>
      <style:text-properties style:font-name="Liberation Serif1" fo:font-size="9pt" style:text-underline-style="none" fo:font-weight="normal" officeooo:rsid="0017a553" officeooo:paragraph-rsid="000f7ce6" style:font-size-asian="9pt" style:font-weight-asian="normal" style:font-name-complex="Courier New" style:font-size-complex="9pt" style:font-weight-complex="normal"/>
    </style:style>
    <style:style style:name="P38" style:family="paragraph" style:parent-style-name="Standard">
      <loext:graphic-properties draw:fill="none"/>
      <style:paragraph-properties fo:margin-left="6.8cm" fo:margin-right="0cm" fo:text-indent="-6.8cm" style:auto-text-indent="false" fo:background-color="transparent">
        <style:tab-stops>
          <style:tab-stop style:position="8.802cm"/>
          <style:tab-stop style:position="9.611cm"/>
        </style:tab-stops>
      </style:paragraph-properties>
      <style:text-properties style:font-name="Liberation Serif1" fo:font-size="12pt" style:text-underline-style="none" fo:font-weight="normal" officeooo:rsid="001e6eba" officeooo:paragraph-rsid="000f7ce6" style:font-size-asian="12pt" style:font-weight-asian="normal" style:font-name-complex="Courier New" style:font-size-complex="12pt" style:font-weight-complex="normal"/>
    </style:style>
    <style:style style:name="P39" style:family="paragraph" style:parent-style-name="Standard">
      <loext:graphic-properties draw:fill="none"/>
      <style:paragraph-properties fo:margin-left="6.8cm" fo:margin-right="0cm" fo:text-indent="-6.8cm" style:auto-text-indent="false" fo:background-color="transparent">
        <style:tab-stops>
          <style:tab-stop style:position="8.802cm"/>
          <style:tab-stop style:position="9.611cm"/>
        </style:tab-stops>
      </style:paragraph-properties>
      <style:text-properties style:text-underline-style="solid" style:text-underline-width="auto" style:text-underline-color="font-color" fo:font-weight="bold" officeooo:paragraph-rsid="0017a22c" style:font-weight-asian="bold"/>
    </style:style>
    <style:style style:name="P40"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style:text-underline-style="solid" style:text-underline-width="auto" style:text-underline-color="font-color" fo:font-weight="bold" officeooo:paragraph-rsid="00140aab" style:font-weight-asian="bold"/>
    </style:style>
    <style:style style:name="P41"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officeooo:paragraph-rsid="00140aab"/>
    </style:style>
    <style:style style:name="P42"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officeooo:paragraph-rsid="00140aab"/>
    </style:style>
    <style:style style:name="P43"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officeooo:paragraph-rsid="00140aab"/>
    </style:style>
    <style:style style:name="P44"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officeooo:paragraph-rsid="00140aab"/>
    </style:style>
    <style:style style:name="P45"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officeooo:paragraph-rsid="00140aab"/>
    </style:style>
    <style:style style:name="P46"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style:text-underline-style="solid" style:text-underline-width="auto" style:text-underline-color="font-color" fo:font-weight="bold" officeooo:paragraph-rsid="00140aab" style:font-weight-asian="bold"/>
    </style:style>
    <style:style style:name="P47"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style:text-underline-style="solid" style:text-underline-width="auto" style:text-underline-color="font-color" fo:font-weight="bold" officeooo:paragraph-rsid="00140aab" style:font-weight-asian="bold"/>
    </style:style>
    <style:style style:name="P48"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style:text-underline-style="solid" style:text-underline-width="auto" style:text-underline-color="font-color" fo:font-weight="bold" officeooo:paragraph-rsid="00140aab" style:font-weight-asian="bold"/>
    </style:style>
    <style:style style:name="P49"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style:text-underline-style="solid" style:text-underline-width="auto" style:text-underline-color="font-color" fo:font-weight="bold" officeooo:paragraph-rsid="00140aab" style:font-weight-asian="bold"/>
    </style:style>
    <style:style style:name="P50"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style:text-underline-style="solid" style:text-underline-width="auto" style:text-underline-color="font-color" fo:font-weight="bold" officeooo:paragraph-rsid="00140aab" style:font-weight-asian="bold"/>
    </style:style>
    <style:style style:name="P51"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style:text-underline-style="solid" style:text-underline-width="auto" style:text-underline-color="font-color" fo:font-weight="bold" officeooo:paragraph-rsid="0017a22c" style:font-weight-asian="bold"/>
    </style:style>
    <style:style style:name="P52" style:family="paragraph" style:parent-style-name="Standard" style:master-page-name="">
      <loext:graphic-properties draw:fill="none"/>
      <style:paragraph-properties fo:margin-left="6.8cm" fo:margin-right="0cm" fo:text-indent="-6.8cm" style:auto-text-indent="false" style:page-number="auto" fo:background-color="transparent">
        <style:tab-stops>
          <style:tab-stop style:position="8.802cm"/>
          <style:tab-stop style:position="9.611cm"/>
        </style:tab-stops>
      </style:paragraph-properties>
      <style:text-properties style:font-name="Courier New" fo:font-size="9pt" style:text-underline-style="none" fo:font-weight="normal" officeooo:rsid="001e6eba" officeooo:paragraph-rsid="00140aab" style:font-size-asian="9pt" style:font-weight-asian="normal" style:font-name-complex="Courier New" style:font-size-complex="9pt" style:font-weight-complex="normal"/>
    </style:style>
    <style:style style:name="P53"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officeooo:paragraph-rsid="000f7ce6" style:font-size-asian="18pt" style:font-weight-asian="bold" style:font-size-complex="18pt"/>
    </style:style>
    <style:style style:name="P54" style:family="paragraph" style:parent-style-name="Standard" style:master-page-name="">
      <loext:graphic-properties draw:fill="none"/>
      <style:paragraph-properties fo:margin-left="6.9cm" fo:margin-right="0cm" fo:text-indent="-6.9cm" style:auto-text-indent="false" style:page-number="auto" fo:background-color="transparent"/>
      <style:text-properties officeooo:paragraph-rsid="00140aab"/>
    </style:style>
    <style:style style:name="P55" style:family="paragraph" style:parent-style-name="Standard" style:master-page-name="">
      <loext:graphic-properties draw:fill="none"/>
      <style:paragraph-properties fo:margin-left="6.9cm" fo:margin-right="0cm" fo:text-indent="-6.9cm" style:auto-text-indent="false" style:page-number="auto" fo:background-color="transparent">
        <style:tab-stops>
          <style:tab-stop style:position="8.802cm"/>
          <style:tab-stop style:position="9.611cm"/>
        </style:tab-stops>
      </style:paragraph-properties>
      <style:text-properties officeooo:paragraph-rsid="00140aab"/>
    </style:style>
    <style:style style:name="P56" style:family="paragraph" style:parent-style-name="Standard" style:master-page-name="">
      <loext:graphic-properties draw:fill="none"/>
      <style:paragraph-properties fo:margin-left="6.9cm" fo:margin-right="0cm" fo:text-indent="-6.9cm" style:auto-text-indent="false" style:page-number="auto" fo:background-color="transparent">
        <style:tab-stops>
          <style:tab-stop style:position="8.802cm"/>
          <style:tab-stop style:position="9.611cm"/>
        </style:tab-stops>
      </style:paragraph-properties>
      <style:text-properties officeooo:paragraph-rsid="00140aab"/>
    </style:style>
    <style:style style:name="P57" style:family="paragraph" style:parent-style-name="Standard" style:master-page-name="">
      <loext:graphic-properties draw:fill="none"/>
      <style:paragraph-properties fo:margin-left="6.9cm" fo:margin-right="0cm" fo:text-indent="-6.9cm" style:auto-text-indent="false" style:page-number="auto" fo:background-color="transparent">
        <style:tab-stops>
          <style:tab-stop style:position="8.802cm"/>
          <style:tab-stop style:position="9.611cm"/>
        </style:tab-stops>
      </style:paragraph-properties>
      <style:text-properties officeooo:paragraph-rsid="00140aab"/>
    </style:style>
    <style:style style:name="P58" style:family="paragraph" style:parent-style-name="Standard">
      <loext:graphic-properties draw:fill="none"/>
      <style:paragraph-properties fo:margin-left="6.9cm" fo:margin-right="0cm" fo:text-indent="-6.9cm" style:auto-text-indent="false" fo:background-color="transparent">
        <style:tab-stops>
          <style:tab-stop style:position="8.802cm"/>
          <style:tab-stop style:position="9.611cm"/>
        </style:tab-stops>
      </style:paragraph-properties>
      <style:text-properties officeooo:paragraph-rsid="00140aab"/>
    </style:style>
    <style:style style:name="P59" style:family="paragraph" style:parent-style-name="Standard" style:master-page-name="">
      <loext:graphic-properties draw:fill="none"/>
      <style:paragraph-properties fo:margin-left="6.9cm" fo:margin-right="0cm" fo:text-indent="-6.9cm" style:auto-text-indent="false" style:page-number="auto" fo:background-color="transparent">
        <style:tab-stops>
          <style:tab-stop style:position="8.802cm"/>
          <style:tab-stop style:position="9.611cm"/>
        </style:tab-stops>
      </style:paragraph-properties>
      <style:text-properties fo:font-size="8pt" officeooo:paragraph-rsid="00140aab" style:font-size-asian="8pt" style:font-size-complex="8pt"/>
    </style:style>
    <style:style style:name="P60" style:family="paragraph" style:parent-style-name="Standard" style:list-style-name="L1" style:master-page-name="">
      <loext:graphic-properties draw:fill="none"/>
      <style:paragraph-properties fo:margin-left="0cm" fo:margin-right="0cm" fo:text-indent="-1.3cm" style:auto-text-indent="false" style:page-number="auto" fo:background-color="transparent"/>
      <style:text-properties style:text-underline-style="none" fo:font-weight="normal" officeooo:rsid="001d8787" officeooo:paragraph-rsid="0017d7e9" style:font-weight-asian="normal" style:font-weight-complex="normal"/>
    </style:style>
    <style:style style:name="T1" style:family="text">
      <style:text-properties fo:font-size="18pt" style:text-underline-style="solid" style:text-underline-width="auto" style:text-underline-color="font-color" fo:font-weight="bold" style:font-size-asian="18pt" style:font-weight-asian="bold" style:font-size-complex="18pt"/>
    </style:style>
    <style:style style:name="T2" style:family="text">
      <style:text-properties fo:font-size="18pt" style:text-underline-style="solid" style:text-underline-width="auto" style:text-underline-color="font-color" fo:font-weight="bold" officeooo:rsid="000f7ce6" style:font-size-asian="18pt" style:font-weight-asian="bold" style:font-size-complex="18pt"/>
    </style:style>
    <style:style style:name="T3" style:family="text">
      <style:text-properties officeooo:rsid="00143374"/>
    </style:style>
    <style:style style:name="T4" style:family="text">
      <style:text-properties officeooo:rsid="001c0930"/>
    </style:style>
    <style:style style:name="T5" style:family="text">
      <style:text-properties officeooo:rsid="001702db"/>
    </style:style>
    <style:style style:name="T6" style:family="text">
      <style:text-properties fo:font-size="12pt" style:font-size-asian="12pt" style:font-size-complex="12pt"/>
    </style:style>
    <style:style style:name="T7" style:family="text">
      <style:text-properties fo:font-size="12pt" officeooo:rsid="0006ef41" style:font-size-asian="12pt" style:font-size-complex="12pt"/>
    </style:style>
    <style:style style:name="T8" style:family="text">
      <style:text-properties fo:font-size="12pt" officeooo:rsid="0010c729" style:font-size-asian="12pt" style:font-size-complex="12pt"/>
    </style:style>
    <style:style style:name="T9" style:family="text">
      <style:text-properties fo:font-size="12pt" officeooo:rsid="00143994" style:font-size-asian="12pt" style:font-size-complex="12pt"/>
    </style:style>
    <style:style style:name="T10" style:family="text">
      <style:text-properties fo:font-size="12pt" officeooo:rsid="0007abbc" style:font-size-asian="12pt" style:font-size-complex="12pt"/>
    </style:style>
    <style:style style:name="T11" style:family="text">
      <style:text-properties fo:font-size="12pt" officeooo:rsid="001332b7" style:font-size-asian="12pt" style:font-size-complex="12pt"/>
    </style:style>
    <style:style style:name="T12" style:family="text">
      <style:text-properties fo:font-size="12pt" fo:font-style="italic" officeooo:rsid="00143994" style:font-size-asian="12pt" style:font-style-asian="italic" style:font-size-complex="12pt" style:font-style-complex="italic"/>
    </style:style>
    <style:style style:name="T13" style:family="text">
      <style:text-properties officeooo:rsid="001be8df"/>
    </style:style>
    <style:style style:name="T14" style:family="text">
      <style:text-properties style:text-underline-style="none" fo:font-weight="normal" style:font-weight-asian="normal"/>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02db" style:font-weight-asian="normal" style:font-weight-complex="normal"/>
    </style:style>
    <style:style style:name="T17" style:family="text">
      <style:text-properties style:text-underline-style="none" fo:font-weight="normal" officeooo:rsid="001743ef" style:font-weight-asian="normal" style:font-weight-complex="normal"/>
    </style:style>
    <style:style style:name="T18" style:family="text">
      <style:text-properties style:text-underline-style="none" fo:font-weight="normal" officeooo:rsid="0017a553" style:font-weight-asian="normal" style:font-weight-complex="normal"/>
    </style:style>
    <style:style style:name="T19" style:family="text">
      <style:text-properties style:text-underline-style="none" fo:font-weight="normal" officeooo:rsid="0010c729" style:font-weight-asian="normal" style:font-weight-complex="normal"/>
    </style:style>
    <style:style style:name="T20" style:family="text">
      <style:text-properties style:text-underline-style="none" fo:font-weight="normal" officeooo:rsid="00116e07" style:font-weight-asian="normal" style:font-weight-complex="normal"/>
    </style:style>
    <style:style style:name="T21" style:family="text">
      <style:text-properties style:text-underline-style="none" fo:font-weight="normal" officeooo:rsid="00200666" style:font-weight-asian="normal"/>
    </style:style>
    <style:style style:name="T22" style:family="text">
      <style:text-properties officeooo:rsid="001743ef"/>
    </style:style>
    <style:style style:name="T23" style:family="text">
      <style:text-properties officeooo:rsid="0018f5e8"/>
    </style:style>
    <style:style style:name="T24" style:family="text">
      <style:text-properties officeooo:rsid="0028a7c1"/>
    </style:style>
    <style:style style:name="T25" style:family="text">
      <style:text-properties style:text-underline-style="solid" style:text-underline-width="auto" style:text-underline-color="font-color"/>
    </style:style>
    <style:style style:name="T26" style:family="text">
      <style:text-properties officeooo:rsid="0006ef41"/>
    </style:style>
    <style:style style:name="T27" style:family="text">
      <style:text-properties officeooo:rsid="0007abbc"/>
    </style:style>
    <style:style style:name="T28" style:family="text">
      <style:text-properties officeooo:rsid="00116e07"/>
    </style:style>
    <style:style style:name="T29" style:family="text">
      <style:text-properties officeooo:rsid="001332b7"/>
    </style:style>
    <style:style style:name="T30" style:family="text">
      <style:text-properties style:font-name="Courier New" fo:font-size="9pt" style:text-underline-style="none" fo:font-weight="normal" style:font-size-asian="9pt" style:font-weight-asian="normal" style:font-name-complex="Courier New" style:font-size-complex="9pt" style:font-weight-complex="normal"/>
    </style:style>
    <style:style style:name="T31" style:family="text">
      <style:text-properties style:font-name="Courier New" fo:font-size="9pt" style:text-underline-style="none" fo:font-weight="normal" officeooo:rsid="001d1aff" style:font-size-asian="9pt" style:font-weight-asian="normal" style:font-name-complex="Courier New" style:font-size-complex="9pt" style:font-weight-complex="normal"/>
    </style:style>
    <style:style style:name="T32" style:family="text">
      <style:text-properties style:font-name="Courier New" fo:font-size="9pt" style:text-underline-style="none" fo:font-weight="normal" officeooo:rsid="001e6eba" style:font-size-asian="9pt" style:font-weight-asian="normal" style:font-name-complex="Courier New" style:font-size-complex="9pt" style:font-weight-complex="normal"/>
    </style:style>
    <style:style style:name="T33" style:family="text">
      <style:text-properties style:font-name="Courier New" fo:font-size="9pt" style:text-underline-style="none" fo:font-weight="normal" officeooo:rsid="00140aab" style:font-size-asian="9pt" style:font-weight-asian="normal" style:font-name-complex="Courier New" style:font-size-complex="9pt" style:font-weight-complex="normal"/>
    </style:style>
    <style:style style:name="T34" style:family="text">
      <style:text-properties style:font-name="Courier New" fo:font-size="9pt" style:text-underline-style="none" fo:font-weight="normal" officeooo:rsid="0016c59f" style:font-size-asian="9pt" style:font-weight-asian="normal" style:font-name-complex="Courier New" style:font-size-complex="9pt" style:font-weight-complex="normal"/>
    </style:style>
    <style:style style:name="T35" style:family="text">
      <style:text-properties style:font-name="Courier New" fo:font-size="9pt" style:text-underline-style="none" fo:font-weight="normal" officeooo:rsid="0017a22c" style:font-size-asian="9pt" style:font-weight-asian="normal" style:font-name-complex="Courier New" style:font-size-complex="9pt" style:font-weight-complex="normal"/>
    </style:style>
    <style:style style:name="T36" style:family="text">
      <style:text-properties style:font-name="Courier New" fo:font-size="9pt" officeooo:rsid="001d1aff" style:font-size-asian="9pt" style:font-name-complex="Courier New" style:font-size-complex="9pt"/>
    </style:style>
    <style:style style:name="T37" style:family="text">
      <style:text-properties style:font-name="Courier New" fo:font-size="9pt" officeooo:rsid="00140aab" style:font-size-asian="9pt" style:font-name-complex="Courier New" style:font-size-complex="9pt"/>
    </style:style>
    <style:style style:name="T38" style:family="text">
      <style:text-properties style:font-name="Courier New" fo:font-size="10pt" officeooo:rsid="001d1aff" style:font-size-asian="10pt" style:font-name-complex="Courier New" style:font-size-complex="10pt"/>
    </style:style>
    <style:style style:name="T39" style:family="text">
      <style:text-properties style:font-name="Courier New" style:text-underline-style="none" fo:font-weight="normal" officeooo:rsid="00140aab" style:font-weight-asian="normal" style:font-name-complex="Courier New" style:font-weight-complex="normal"/>
    </style:style>
    <style:style style:name="T40" style:family="text">
      <style:text-properties style:font-name="Liberation Serif1" fo:font-size="12pt" style:text-underline-style="none" fo:font-weight="normal" style:font-size-asian="12pt" style:font-weight-asian="normal" style:font-name-complex="Courier New" style:font-size-complex="12pt" style:font-weight-complex="normal"/>
    </style:style>
    <style:style style:name="T41" style:family="text">
      <style:text-properties style:font-name="Liberation Serif1" fo:font-size="12pt" style:text-underline-style="none" fo:font-weight="normal" officeooo:rsid="001e6eba" style:font-size-asian="12pt" style:font-weight-asian="normal" style:font-name-complex="Courier New" style:font-size-complex="12pt" style:font-weight-complex="normal"/>
    </style:style>
    <style:style style:name="T42" style:family="text">
      <style:text-properties style:font-name="Liberation Serif1" fo:font-size="12pt" style:text-underline-style="none" fo:font-weight="normal" officeooo:rsid="00140aab" style:font-size-asian="12pt" style:font-weight-asian="normal" style:font-name-complex="Courier New" style:font-size-complex="12pt" style:font-weight-complex="normal"/>
    </style:style>
    <style:style style:name="T43" style:family="text">
      <style:text-properties style:font-name="Liberation Serif1" fo:font-size="12pt" style:text-underline-style="none" fo:font-weight="normal" officeooo:rsid="0016c59f" style:font-size-asian="12pt" style:font-weight-asian="normal" style:font-name-complex="Courier New" style:font-size-complex="12pt" style:font-weight-complex="normal"/>
    </style:style>
    <style:style style:name="T44" style:family="text">
      <style:text-properties style:font-name="Liberation Serif1" fo:font-size="12pt" style:text-underline-style="none" fo:font-weight="normal" style:font-size-asian="12pt" style:font-weight-asian="normal" style:font-size-complex="12pt"/>
    </style:style>
    <style:style style:name="T45" style:family="text">
      <style:text-properties style:font-name="Liberation Serif1" fo:font-size="12pt" style:text-underline-style="none" fo:font-weight="normal" officeooo:rsid="00200666" style:font-size-asian="12pt" style:font-weight-asian="normal" style:font-size-complex="12pt"/>
    </style:style>
    <style:style style:name="T46" style:family="text">
      <style:text-properties style:font-name="Liberation Serif1" fo:font-size="12pt" officeooo:rsid="00140aab" style:font-size-asian="12pt" style:font-name-complex="Courier New" style:font-size-complex="12pt"/>
    </style:style>
    <style:style style:name="T47" style:family="text">
      <style:text-properties officeooo:rsid="0017d7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2"/>
      <text:p text:style-name="P2"/>
      <text:p text:style-name="P2"/>
      <text:p text:style-name="P2"/>
      <text:p text:style-name="P2"/>
      <text:p text:style-name="P2"/>
      <text:p text:style-name="P2"/>
      <text:p text:style-name="P2"/>
      <text:p text:style-name="P2"/>
      <text:p text:style-name="P2"/>
      <text:p text:style-name="P2"/>
      <text:p text:style-name="P34"><text:span text:style-name="T2">Integration points genes and mutations</text:span><text:span text:style-name="T1"> Manual</text:span></text:p>
      <text:p text:style-name="P3">Nikita Desai</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able of Contents: </text:p>
      <text:list xml:id="list9218450810437140531" text:style-name="WW8Num1">
        <text:list-item>
          <text:p text:style-name="P6">Purpose of script<text:span text:style-name="T3">s</text:span></text:p>
        </text:list-item>
        <text:list-item>
          <text:p text:style-name="P7">Setting the working directory <text:span text:style-name="T4">and input file</text:span></text:p>
        </text:list-item>
        <text:list-item>
          <text:p text:style-name="P8">Adding required packages</text:p>
        </text:list-item>
        <text:list-item>
          <text:p text:style-name="P9">Submitting job(s) to cluster</text:p>
        </text:list-item>
        <text:list-item>
          <text:p text:style-name="P8">Output of<text:span text:style-name="T3"> script</text:span></text:p>
        </text:list-item>
      </text:list>
      <text:p text:style-name="P5"/>
      <text:p text:style-name="P10">1) <text:span text:style-name="T5">Purpose of scripts</text:span></text:p>
      <text:p text:style-name="P20"><text:span text:style-name="T6">For a particular </text:span><text:span text:style-name="T8">virus, the analyzing_integration_points scripts go through the integration points identified for that virus in the (user directory)/vir_integrations/(virus)_samples_with_locus.csv file. For each integration point, the scripts identify the nearest gene for that integration point, the integration location type (i.e. intergenic, three UTR, coding, intron, etc), the number of mutations in various regions around the integration point. </text:span></text:p>
      <text:p text:style-name="P20"><text:span text:style-name="T12"/></text:p>
      <text:p text:style-name="P32"><text:span text:style-name="T9">T</text:span><text:span text:style-name="T6">here are four different analysis scripts, that identify mutation information in four different contexts. </text:span></text:p>
      <text:p text:style-name="P32"><text:span text:style-name="T6"/></text:p>
      <text:p text:style-name="P32"><text:span text:style-name="T6">First, the analyzing_integration_points_byproject_(nonstringent or stringent).R scripts look at the average number of mutations around the integration points between all samples with that virus integrated (pathogen coverage&gt;90%) for the project that integration point is in, compared to the samples without that virus integrated for that project. </text:span></text:p>
      <text:p text:style-name="P32"><text:span text:style-name="T6"/></text:p>
      <text:p text:style-name="P32"><text:span text:style-name="T6">Second, the analyzing_integration_points_bysample_(non-stringent or stringent).R scripts look at the number of mutations around integration points in the particular sample being studied compared to the average mutation in those regions in the samples for the project that have a pathogen coverage &lt;90%.</text:span></text:p>
      <text:p text:style-name="P32"><text:span text:style-name="T6"/></text:p>
      <text:p text:style-name="P33"><text:span text:style-name="T6">Stringent and non-stringent simply determines if only samples with FILTER= ‘.’ (high support) are used for analysis, or if samples with FILTER = ‘.’ or FILTER = ‘LOWSUPPORT’ are used for analysis. </text:span></text:p>
      <text:p text:style-name="P28"/>
      <text:p text:style-name="P28"><text:span text:style-name="T13">2) </text:span>Setting the working directory:</text:p>
      <text:p text:style-name="P29"><text:span text:style-name="T16">H</text:span><text:span text:style-name="T15">ome directory (Directory the script should be run from): <text:s/></text:span><text:span text:style-name="T17">(user directory)/tumor_signatures</text:span></text:p>
      <text:p text:style-name="P12"/>
      <text:p text:style-name="P12">**<text:span text:style-name="T28">script can only be run on a virus after snv_calling_and_merging.sh has been successfully run on that virus and merged vcf files exist for each project with that virus**</text:span></text:p>
      <text:p text:style-name="P12"/>
      <text:p text:style-name="P31"><text:span text:style-name="T16">Before </text:span><text:span text:style-name="T19">integration_points_genes_and_mutations</text:span><text:span text:style-name="T17">.sh </text:span><text:span text:style-name="T20">is run</text:span><text:span text:style-name="T16">, </text:span><text:span text:style-name="T18">the folder that the script will be run from needs to be set up. To set up the folder, the following steps need to be followed: </text:span></text:p>
      <text:p text:style-name="P13"/>
      <text:p text:style-name="P13">2. <text:span text:style-name="T22">Copy these files from /u/ndesai/tumor_signatures/ into the home directory</text:span>:</text:p>
      <text:list xml:id="list5399114418561528516" text:style-name="L1">
        <text:list-item>
          <text:p text:style-name="P21"><text:span text:style-name="T6">analyzing_integration_points_byproject_nonstringent.R</text:span></text:p>
        </text:list-item>
        <text:list-item>
          <text:p text:style-name="P21"><text:span text:style-name="T6">analyzing_integration_points_byproject_stringent.R</text:span></text:p>
        </text:list-item>
        <text:list-item>
          <text:p text:style-name="P21"><text:span text:style-name="T6">analyzing_integration_points_bysample_nonstringent.R</text:span></text:p>
        </text:list-item>
        <text:list-item>
          <text:p text:style-name="P21"><text:span text:style-name="T6">analyzing_integration_points_bysample_stringent.R</text:span></text:p>
        </text:list-item>
        <text:list-item>
          <text:p text:style-name="P21"><text:span text:style-name="T6">integration_points_genes_and_mutations.sh</text:span></text:p>
        </text:list-item>
        <text:list-item>
          <text:p text:style-name="P14">release_mar2016.v1.nikita_wgs_checked.<text:span text:style-name="T28">csv</text:span></text:p>
          <text:p text:style-name="P14"/>
          <text:p text:style-name="P60"/>
          <text:p text:style-name="P30"/>
        </text:list-item>
      </text:list>
      <text:p text:style-name="P28"><text:soft-page-break/><text:span text:style-name="T13">3</text:span>) <text:span text:style-name="T28">R packages needed to run file-processing:</text:span></text:p>
      <text:p text:style-name="P22">The following R packages are required to run the scripts: </text:p>
      <text:p text:style-name="P22">VariantAnnotation, Bsgenome.Hsapiens.UCSC.hg19, TxDb.Hsapiens.UCSC.hg19.knownGene, rentrez, org.Hs.eg.db</text:p>
      <text:p text:style-name="P22"/>
      <text:p text:style-name="P22">These packages will need to be loaded and saved in an R library in the user’s home directory (this path needs to be added to the source bash file)</text:p>
      <text:p text:style-name="P31"/>
      <text:p text:style-name="P26">4) Running <text:span text:style-name="T7">virus_detection</text:span> jobs</text:p>
      <text:p text:style-name="P15">Once the directory is set up, the <text:s/>jobs can be run <text:span text:style-name="T4">(the jobs must be run from the home directory)</text:span>. There are two main options for running the jobs: either <text:span text:style-name="T24">a</text:span>) interactively through an interactive job submission window or <text:span text:style-name="T24">b</text:span>) by submitting the job to the cluster using qsub</text:p>
      <text:p text:style-name="P15"/>
      <text:p text:style-name="P15"><text:span text:style-name="T24">a</text:span>) <text:span text:style-name="T25">Interactive job submission</text:span></text:p>
      <text:p text:style-name="P15">To submit jobs interactively, first launch an interactive job window using the following command in the command window on the head node of the oicr cluster: </text:p>
      <text:p text:style-name="P15"/>
      <text:p text:style-name="P15">&gt; qsh -cwd -l h_vmem=10G <text:span text:style-name="T26">&amp;</text:span></text:p>
      <text:p text:style-name="P15"/>
      <text:p text:style-name="P15">Once the interactive window has been launched, the module files paths have to be imported using: </text:p>
      <text:p text:style-name="P15"/>
      <text:p text:style-name="P15">&gt; source /oicr/cluster/etc/profile</text:p>
      <text:p text:style-name="P15">&gt; #!/bin/bash</text:p>
      <text:p text:style-name="P16">&gt; module load R/3.3.0</text:p>
      <text:p text:style-name="P15"/>
      <text:p text:style-name="P15">After this is done, the <text:span text:style-name="T23">snv linking and merging script can be run:</text:span></text:p>
      <text:p text:style-name="P15"><text:s/></text:p>
      <text:p text:style-name="P22">&gt;Rscript analyzing_integration_points_byproject_nonstringent.R (virus) (vir_integrations dir)</text:p>
      <text:p text:style-name="P22">&gt;Rscript analyzing_integration_points_byproject_stringent.R (virus) (vir_integrations dir)</text:p>
      <text:p text:style-name="P22">&gt;Rscript analyzing_integration_points_bysample_nonstringent.R (virus) (vir_integrations dir)</text:p>
      <text:p text:style-name="P22">&gt;Rscript analyzing_integration_points_bysample_stringent.R (virus) (vir_integrations dir)</text:p>
      <text:p text:style-name="P22"/>
      <text:p text:style-name="P23">Where vir_integrations dir is the <text:span text:style-name="T29">directory that contains sample locus information (i.e. for HPV16 this might be /u/ndesai/vir_integrations/HPV16_virusint/)</text:span></text:p>
      <text:p text:style-name="P23"/>
      <text:p text:style-name="P24">Therefore, for HPV16 for example: </text:p>
      <text:p text:style-name="P11">Rscript analyzing_integration_points_byproject_nonstringent.R HPV16 /u/ndesai/</text:p>
      <text:p text:style-name="P11">Rscript analyzing_integration_points_byproject_stringent.R HPV16 /u/ndesai/</text:p>
      <text:p text:style-name="P11">Rscript analyzing_integration_points_bysample_nonstringent.R HPV16 /u/ndesai/</text:p>
      <text:p text:style-name="P11">Rscript analyzing_integration_points_bysample_stringent.R HPV16 /u/ndesai/</text:p>
      <text:p text:style-name="P24"/>
      <text:p text:style-name="P17"><text:span text:style-name="T24">b</text:span>) <text:span text:style-name="T25">Cluster job submission</text:span></text:p>
      <text:p text:style-name="P17"><text:span text:style-name="T29">T</text:span>he job can be run by simply typing: </text:p>
      <text:p text:style-name="P17"/>
      <text:p text:style-name="P17">&gt; qsub<text:span text:style-name="T27"> -N int_points_mutations_(virus) integration_points_genes_and_mutations.sh (virus) (vir_integrations dir)</text:span></text:p>
      <text:p text:style-name="P19"/>
      <text:p text:style-name="P19">For example, to run virus detection on <text:span text:style-name="T27">HPV16, the following line would be typed: </text:span></text:p>
      <text:p text:style-name="P18"/>
      <text:p text:style-name="P18"><text:soft-page-break/>&gt; qsub<text:span text:style-name="T27"> -N int_points_mutations_HPV16 integration_points_genes_and_mutations.sh HPV</text:span><text:span text:style-name="T10">16 </text:span><text:span text:style-name="T11">/u/ndesai/</text:span></text:p>
      <text:p text:style-name="P18"/>
      <text:p text:style-name="P27">5. <text:span text:style-name="T27">Output </text:span></text:p>
      <text:p text:style-name="P27"/>
      <text:p text:style-name="P24">Once the scripts are run, there are four files outputed in the signature_results/(virus)_results/ folder: </text:p>
      <text:p text:style-name="P24"/>
      <text:p text:style-name="P24">(virus)_samples_with_locus_mutinfo_acrossproj_nonstringent.csv</text:p>
      <text:p text:style-name="P24">(virus)_samples_with_locus_mutinfo_acrossproj_stringent.csv</text:p>
      <text:p text:style-name="P24">(virus)_samples_with_locus_mutinfo_singlesample_stringent.csv</text:p>
      <text:p text:style-name="P24">(virus)_samples_with_locus_mutinfo_singlesample_nonstringent.csv</text:p>
      <text:p text:style-name="P24"/>
      <text:p text:style-name="P25">Each of these files have the columns in the (virus)_samples_with_locus.csv files plus the following columns: </text:p>
      <text:p text:style-name="P25"/>
      <text:p text:style-name="P54"><text:span text:style-name="T37">integration_location_type</text:span><text:span text:style-name="T38"><text:tab/></text:span><text:span text:style-name="T46">Type of chromosomal location where the integration site is located in the human genome (i.e. intergenic/intron/three UTR/splice site/coding/etc)</text:span></text:p>
      <text:p text:style-name="P55"><text:span text:style-name="T37">gene_id</text:span><text:span text:style-name="T36"><text:tab/></text:span><text:span text:style-name="T46">For integration sites where the distance to the nearest gene is less than 50,000 bp, gene_id contains the entrez ID for the nearest gene</text:span></text:p>
      <text:p text:style-name="P55"><text:span text:style-name="T37">nearest_gene_id</text:span><text:span text:style-name="T36"><text:tab/></text:span><text:span text:style-name="T46">entrez ID for the gene closest to the integration point being studied</text:span></text:p>
      <text:p text:style-name="P55"><text:span text:style-name="T33">dist_to_nearest_gene</text:span><text:span text:style-name="T31"><text:tab/></text:span><text:span text:style-name="T42">Distance in bp to nearest gene</text:span></text:p>
      <text:p text:style-name="P59"><text:span text:style-name="T39">int_point_upstream_or_downstream_of_nearest_gene</text:span></text:p>
      <text:p text:style-name="P58"><text:span text:style-name="T31"><text:tab/></text:span><text:span text:style-name="T42">Value indicates if the integration point is upstream or downstream of the nearest gene (if it is within the gene region, value is ‘overlapping’</text:span></text:p>
      <text:p text:style-name="P41"><text:span text:style-name="T33">gene_symbol</text:span><text:span text:style-name="T31"><text:tab/></text:span><text:span text:style-name="T42">For integration sites where distance to nearest gene is less than 50,000bp, gene_symbol contains the common gene symbol that matched the entrez ID in gene_id</text:span></text:p>
      <text:p text:style-name="P41"><text:span text:style-name="T34">gene_mutations</text:span><text:span text:style-name="T31"><text:tab/></text:span><text:span text:style-name="T43">For analysis by sample, number of snvs in nearest gene if dist_to_nearest_gene &lt;50000. For analysis by project, average number of snvs in nearest gene if dist_to_nearest_gene &lt;50000</text:span></text:p>
      <text:p text:style-name="P41"><text:span text:style-name="T34">gene_mutation_type</text:span><text:span text:style-name="T31"><text:tab/></text:span><text:span text:style-name="T43">List of chromosome locations of snvs in the closest gene by sample or by project (i.e. intron, intergenic, threeUTR, etc)</text:span></text:p>
      <text:p text:style-name="P41"><text:span text:style-name="T34">non_vir_gene_mutation<text:tab/></text:span><text:span text:style-name="T43">Average number of snvs in samples without virus detected (coverage &lt;90%) if dist_to_nearest_gene &lt;50000</text:span><text:span text:style-name="T32"><text:tab/></text:span></text:p>
      <text:p text:style-name="P41"><text:span text:style-name="T34">non_vir_gene_mutation_type</text:span><text:span text:style-name="T32"><text:tab/></text:span><text:span text:style-name="T43">List of</text:span><text:span text:style-name="T41"> </text:span><text:span text:style-name="T43">chromosome locations of snvs in closest gene in samples without virus detected (coverage &lt;90%)</text:span></text:p>
      <text:p text:style-name="P40"><text:span text:style-name="T34">snv_num_virus_length</text:span><text:span text:style-name="T32"><text:tab/></text:span><text:span text:style-name="T41">N</text:span></text:p>
      <text:p text:style-name="P40"><text:span text:style-name="T35">snv_type_virus_length</text:span><text:span text:style-name="T32"><text:tab/></text:span><text:span text:style-name="T41">N</text:span></text:p>
      <text:p text:style-name="P40"><text:span text:style-name="T35">non_vir_snv_num_virus_length</text:span><text:span text:style-name="T32"><text:tab/></text:span><text:span text:style-name="T41">I</text:span></text:p>
      <text:p text:style-name="P40"><text:span text:style-name="T35">non_vir_snv_type_virus_length</text:span><text:span text:style-name="T32"><text:tab/></text:span><text:span text:style-name="T41">I</text:span></text:p>
      <text:p text:style-name="P40"><text:span text:style-name="T35">snv_num_10000bp</text:span><text:span text:style-name="T32"><text:tab/></text:span><text:span text:style-name="T41">I</text:span></text:p>
      <text:p text:style-name="P40"><text:span text:style-name="T35">snv_type_10000bp</text:span><text:span text:style-name="T32"><text:tab/></text:span><text:span text:style-name="T41">I</text:span></text:p>
      <text:p text:style-name="P51"><text:span text:style-name="T35">non_vir_snv_num_10000bp</text:span><text:span text:style-name="T32"><text:tab/></text:span><text:span text:style-name="T41">I</text:span></text:p>
      <text:p text:style-name="P39"><text:span text:style-name="T35">non_vir_snv_type_10000bp</text:span><text:span text:style-name="T32"><text:tab/></text:span><text:span text:style-name="T41">I</text:span></text:p>
      <text:p text:style-name="P52"><text:span text:style-name="T40"/></text:p>
      <text:p text:style-name="P35"/>
      <text:p text:style-name="P37"><text:soft-page-break/></text:p>
      <text:p text:style-name="P38"/>
      <text:p text:style-name="P3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Liberation Serif1" svg:font-family="'Liberation Serif'" style:font-family-generic="moder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style style:name="WW8Num1z1" style:family="text">
      <style:text-properties fo:font-size="14pt" fo:font-weight="bold" style:font-size-asian="14pt" style:font-weight-asian="bold" style:font-size-complex="14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5:09:37.955087651</meta:creation-date>
    <dc:date>2016-09-02T10:45:43.475857371</dc:date>
    <meta:editing-duration>PT1H29M44S</meta:editing-duration>
    <meta:editing-cycles>3</meta:editing-cycles>
    <meta:generator>LibreOffice/5.1.4.2$Linux_X86_64 LibreOffice_project/10m0$Build-2</meta:generator>
    <meta:document-statistic meta:table-count="0" meta:image-count="0" meta:object-count="0" meta:page-count="5" meta:paragraph-count="84" meta:word-count="853" meta:character-count="6860" meta:non-whitespace-character-count="6081"/>
  </office:meta>
</office:document-meta>
</file>